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 fo:font-style="italic"/>
    </style:style>
    <style:style style:name="T4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orge and Accommodation</text:p>
      <text:section text:style-name="Sect1" text:name="pageContent">
        <text:p text:style-name="P4">time limit per test</text:p>
        <text:p text:style-name="P5">1 second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George has recently entered the BSUCP (Berland State University for Cool Programmers). George has a friend Alex who has also entered the university. Now they are moving into a dormitory.</text:p>
        <text:p text:style-name="P6">George and Alex want to live in the same room. The dormitory has <text:span text:style-name="T2">n</text:span> rooms in total. At the moment the <text:span text:style-name="T2">i</text:span>-th room has <text:span text:style-name="T2">p</text:span><text:span text:style-name="T3">i</text:span> people living in it and the room can accommodate <text:span text:style-name="T2">q</text:span><text:span text:style-name="T3">i</text:span> people in total (<text:span text:style-name="T2">p</text:span><text:span text:style-name="T3">i</text:span><text:span text:style-name="T1"> ≤ </text:span><text:span text:style-name="T2">q</text:span><text:span text:style-name="T3">i</text:span>). Your task is to count how many rooms has free place for both George and Alex.</text:p>
        <text:p text:style-name="P8">Input</text:p>
        <text:p text:style-name="P6">The first line contains a single integer <text:span text:style-name="T2">n</text:span> <text:span text:style-name="T1">(1 ≤ </text:span><text:span text:style-name="T2">n</text:span><text:span text:style-name="T1"> ≤ 100)</text:span> — the number of rooms.</text:p>
        <text:p text:style-name="P6">The <text:span text:style-name="T2">i</text:span>-th of the next <text:span text:style-name="T2">n</text:span> lines contains two integers <text:span text:style-name="T2">p</text:span><text:span text:style-name="T3">i</text:span> and <text:span text:style-name="T2">q</text:span><text:span text:style-name="T3">i</text:span> <text:span text:style-name="T1">(0 ≤ </text:span><text:span text:style-name="T2">p</text:span><text:span text:style-name="T3">i</text:span><text:span text:style-name="T1"> ≤ </text:span><text:span text:style-name="T2">q</text:span><text:span text:style-name="T3">i</text:span><text:span text:style-name="T1"> ≤ 100)</text:span> — the number of people who already live in the <text:span text:style-name="T2">i</text:span>-th room and the room's capacity.</text:p>
        <text:p text:style-name="P8">Output</text:p>
        <text:p text:style-name="P6">Print a single integer — the number of rooms where George and Alex can move in.</text:p>
        <text:p text:style-name="P7">Examples</text:p>
        <text:p text:style-name="P9">input</text:p>
        <text:section text:style-name="Sect1" text:name="id009235710594140005">
          <text:p text:style-name="P10">Copy</text:p>
        </text:section>
        <text:p text:style-name="P1"><text:bookmark text:name="id0005338945702931208"/>3</text:p>
        <text:p text:style-name="P2">1 1</text:p>
        <text:p text:style-name="P2">2 2</text:p>
        <text:p text:style-name="P2">3 3</text:p>
        <text:p text:style-name="P9">output</text:p>
        <text:section text:style-name="Sect1" text:name="id006580581964937435">
          <text:p text:style-name="P10">Copy</text:p>
        </text:section>
        <text:p text:style-name="P1"><text:bookmark text:name="id00017559396909719638"/>0</text:p>
        <text:p text:style-name="P9">input</text:p>
        <text:section text:style-name="Sect1" text:name="id003611821266064459">
          <text:p text:style-name="P10">Copy</text:p>
        </text:section>
        <text:p text:style-name="P1"><text:bookmark text:name="id006985883856516704"/>3</text:p>
        <text:p text:style-name="P2">1 10</text:p>
        <text:p text:style-name="P2">0 10</text:p>
        <text:p text:style-name="P2">10 10</text:p>
        <text:p text:style-name="P9">output</text:p>
        <text:section text:style-name="Sect1" text:name="id00062197364602622596">
          <text:p text:style-name="P10">Copy</text:p>
        </text:section>
        <text:p text:style-name="P1"><text:bookmark text:name="id0011310827095439935"/>2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08:30:23.589000000</dc:date>
    <meta:editing-duration>PT8S</meta:editing-duration>
    <meta:editing-cycles>1</meta:editing-cycles>
    <meta:document-statistic meta:table-count="0" meta:image-count="0" meta:object-count="0" meta:page-count="1" meta:paragraph-count="36" meta:word-count="202" meta:character-count="989" meta:non-whitespace-character-count="818"/>
    <meta:generator>LibreOffice/7.2.2.2$Windows_X86_64 LibreOffice_project/02b2acce88a210515b4a5bb2e46cbfb63fe97d56</meta:generator>
  </office:meta>
</office:document-meta>
</file>